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2000000320BDB6EC5ED113B76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2.417cm" fo:min-width="5.342cm" draw:shadow-opacity="0%"/>
    </style:style>
    <style:style style:name="gr3" style:family="graphic" style:parent-style-name="objectwithoutfill">
      <style:graphic-properties svg:stroke-color="#999999"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1cm" svg:y="4.175cm">
          <draw:image xlink:href="Pictures/100002010000032000000320BDB6EC5ED113B763.png" xlink:type="simple" xlink:show="embed" xlink:actuate="onLoad" loext:mime-type="image/png">
            <text:p/>
          </draw:image>
        </draw:frame>
        <draw:custom-shape draw:style-name="gr2" draw:text-style-name="P2" xml:id="id1" draw:id="id1" draw:layer="layout" svg:width="5.842cm" svg:height="2.667cm" svg:x="14.081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20.589cm" svg:y1="13.969cm" svg:x2="20.589cm" svg:y2="13.969cm" svg:d="M20589 13969z" svg:viewBox="0 0 1 1">
          <text:p/>
        </draw:connector>
        <draw:connector draw:style-name="gr3" draw:text-style-name="P3" draw:layer="layout" svg:x1="12.844cm" svg:y1="8.563cm" svg:x2="14.081cm" svg:y2="8.556cm" draw:end-shape="id1" svg:d="M12844 8563h368v-7h869" svg:viewBox="0 0 1238 8">
          <text:p/>
        </draw:connector>
        <draw:connector draw:style-name="gr3" draw:text-style-name="P3" draw:layer="layout" svg:x1="6.207cm" svg:y1="11.922cm" svg:x2="7.193cm" svg:y2="11.905cm" svg:d="M6207 11922h493v-17h493" svg:viewBox="0 0 987 18">
          <text:p/>
        </draw:connector>
        <draw:line draw:style-name="gr3" draw:text-style-name="P3" draw:layer="layout" svg:x1="9.636cm" svg:y1="11.922cm" svg:x2="11.033cm" svg:y2="9.50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4-06T11:22:59.396627290</dc:date>
    <meta:editing-duration>PT37M50S</meta:editing-duration>
    <meta:editing-cycles>3</meta:editing-cycles>
    <meta:generator>LibreOffice/6.4.2.2$Linux_X86_64 LibreOffice_project/40$Build-2</meta:generator>
    <meta:document-statistic meta:object-count="9"/>
  </office:meta>
</office:document-meta>
</file>